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4da" officeooo:paragraph-rsid="000444da"/>
    </style:style>
    <style:style style:name="P2" style:family="paragraph" style:parent-style-name="Standard">
      <style:text-properties officeooo:rsid="00055026" officeooo:paragraph-rsid="000550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s to be send to Geoffrey</text:p>
      <text:p text:style-name="P1">classification of variance </text:p>
      <text:p text:style-name="P1">PCA</text:p>
      <text:p text:style-name="P2">Anova</text:p>
      <text:p text:style-name="P2">H square</text:p>
      <text:p text:style-name="P2">Corelation matrix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2T13:09:40.560338196</meta:creation-date>
    <dc:date>2023-08-02T13:36:14.271922946</dc:date>
    <meta:editing-duration>PT9M39S</meta:editing-duration>
    <meta:editing-cycles>1</meta:editing-cycles>
    <meta:document-statistic meta:table-count="0" meta:image-count="0" meta:object-count="0" meta:page-count="1" meta:paragraph-count="6" meta:word-count="15" meta:character-count="88" meta:non-whitespace-character-count="78"/>
    <meta:generator>LibreOffice/6.0.7.3$Linux_X86_64 LibreOffice_project/00m0$Build-3</meta:generator>
  </office:meta>
</office:document-meta>
</file>